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858c" officeooo:paragraph-rsid="001a858c"/>
    </style:style>
    <style:style style:name="P2" style:family="paragraph" style:parent-style-name="Text_20_body">
      <style:text-properties fo:language="sv" fo:country="SE" officeooo:rsid="001a858c" officeooo:paragraph-rsid="001a858c"/>
    </style:style>
    <style:style style:name="P3" style:family="paragraph" style:parent-style-name="Text_20_body">
      <style:text-properties fo:language="sv" fo:country="SE" officeooo:rsid="001b153d" officeooo:paragraph-rsid="001b153d"/>
    </style:style>
    <style:style style:name="P4" style:family="paragraph" style:parent-style-name="Text_20_body">
      <style:text-properties fo:language="sv" fo:country="SE" fo:font-weight="bold" officeooo:rsid="001b153d" officeooo:paragraph-rsid="001b153d" style:font-weight-asian="bold" style:font-weight-complex="bold"/>
    </style:style>
    <style:style style:name="P5" style:family="paragraph" style:parent-style-name="Text_20_body">
      <style:text-properties fo:language="sv" fo:country="SE" officeooo:rsid="001cec09" officeooo:paragraph-rsid="001cec09"/>
    </style:style>
    <style:style style:name="P6" style:family="paragraph" style:parent-style-name="Title">
      <style:text-properties fo:language="sv" fo:country="SE" officeooo:rsid="001a858c" officeooo:paragraph-rsid="001a858c"/>
    </style:style>
    <style:style style:name="P7" style:family="paragraph" style:parent-style-name="Text_20_body" style:list-style-name="L1">
      <style:text-properties fo:language="sv" fo:country="SE" officeooo:rsid="0021fbda" officeooo:paragraph-rsid="0021fbda"/>
    </style:style>
    <style:style style:name="P8" style:family="paragraph" style:parent-style-name="Text_20_body" style:list-style-name="L1">
      <style:text-properties fo:language="sv" fo:country="SE" officeooo:rsid="0021fbda" officeooo:paragraph-rsid="002a61b8"/>
    </style:style>
    <style:style style:name="P9" style:family="paragraph" style:parent-style-name="Text_20_body">
      <style:text-properties fo:language="sv" fo:country="SE" officeooo:rsid="00250cb7" officeooo:paragraph-rsid="00250cb7"/>
    </style:style>
    <style:style style:name="P10" style:family="paragraph" style:parent-style-name="Text_20_body">
      <style:text-properties fo:language="sv" fo:country="SE" officeooo:paragraph-rsid="00267c2b"/>
    </style:style>
    <style:style style:name="P11" style:family="paragraph" style:parent-style-name="Text_20_body">
      <style:text-properties fo:language="sv" fo:country="SE" officeooo:rsid="001a858c" officeooo:paragraph-rsid="001a858c"/>
    </style:style>
    <style:style style:name="P12" style:family="paragraph" style:parent-style-name="Text_20_body" style:list-style-name="L1">
      <style:text-properties fo:language="sv" fo:country="SE" officeooo:rsid="002a61b8" officeooo:paragraph-rsid="002a61b8"/>
    </style:style>
    <style:style style:name="P13" style:family="paragraph" style:parent-style-name="Text_20_body">
      <style:text-properties fo:language="sv" fo:country="SE" officeooo:rsid="002bcb0c" officeooo:paragraph-rsid="002bcb0c"/>
    </style:style>
    <style:style style:name="P14" style:family="paragraph" style:parent-style-name="Text_20_body">
      <style:text-properties officeooo:rsid="001a858c" officeooo:paragraph-rsid="001a858c"/>
    </style:style>
    <style:style style:name="P15" style:family="paragraph" style:parent-style-name="Text_20_body">
      <style:text-properties officeooo:rsid="00250cb7" officeooo:paragraph-rsid="00250cb7"/>
    </style:style>
    <style:style style:name="P16" style:family="paragraph" style:parent-style-name="Heading_20_1">
      <style:text-properties fo:language="sv" fo:country="SE"/>
    </style:style>
    <style:style style:name="P17" style:family="paragraph" style:parent-style-name="Heading_20_1">
      <style:text-properties fo:language="sv" fo:country="SE" officeooo:rsid="002331c8" officeooo:paragraph-rsid="002331c8"/>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officeooo:rsid="001ea1aa"/>
    </style:style>
    <style:style style:name="T4" style:family="text">
      <style:text-properties officeooo:rsid="001ff0fc"/>
    </style:style>
    <style:style style:name="T5" style:family="text">
      <style:text-properties officeooo:rsid="00236a6a"/>
    </style:style>
    <style:style style:name="T6" style:family="text">
      <style:text-properties fo:font-weight="bold" style:font-weight-asian="bold" style:font-weight-complex="bold"/>
    </style:style>
    <style:style style:name="T7" style:family="text">
      <style:text-properties officeooo:rsid="00267c2b"/>
    </style:style>
    <style:style style:name="T8" style:family="text">
      <style:text-properties officeooo:rsid="002331c8"/>
    </style:style>
    <style:style style:name="T9" style:family="text">
      <style:text-properties officeooo:rsid="002c0b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hekt FYGA25, dattateknik</text:p>
      <text:p text:style-name="P2"/>
      <text:p text:style-name="P2">Relevanta artiklar för en VPNs inre funktion:</text:p>
      <text:p text:style-name="P1"><text:a xlink:type="simple" xlink:href="https://en.wikipedia.org/wiki/Virtual_private_network" text:style-name="Internet_20_link" text:visited-style-name="Visited_20_Internet_20_Link"><text:span text:style-name="T1">https://en.wikipedia.org/wiki/Virtual_private_network</text:span></text:a></text:p>
      <text:p text:style-name="P9">relevanta artiklar för en VPNs användande och syfte</text:p>
      <text:p text:style-name="P15"><text:a xlink:type="simple" xlink:href="http://blogg.tkj.se/netflix-sverige-utbud-vpn/" text:style-name="Internet_20_link" text:visited-style-name="Visited_20_Internet_20_Link"><text:span text:style-name="T1">http://blogg.tkj.se/netflix-sverige-utbud-vpn/</text:span></text:a></text:p>
      <text:p text:style-name="P15"><text:a xlink:type="simple" xlink:href="https://www.comparitech.com/blog/vpn-privacy/countries-netflix-cost/" text:style-name="Internet_20_link" text:visited-style-name="Visited_20_Internet_20_Link"><text:span text:style-name="T2">https://www.comparitech.com/blog/vpn-privacy/countries-netflix-cost/</text:span></text:a></text:p>
      <text:p text:style-name="P9"><text:span text:style-name="T6"/></text:p>
      <text:p text:style-name="P1"><text:a xlink:type="simple" xlink:href="https://www.theguardian.com/technology/askjack/2016/nov/24/how-can-i-protect-myself-from-government-snoopers" text:style-name="Internet_20_link" text:visited-style-name="Visited_20_Internet_20_Link"><text:span text:style-name="T1">https://www.theguardian.com/technology/askjack/2016/nov/24/how-can-i-protect-myself-from-government-snoopers</text:span></text:a></text:p>
      <text:p text:style-name="P1"><text:a xlink:type="simple" xlink:href="https://thebestvpn.com/what-is-vpn-beginners-guide/" text:style-name="Internet_20_link" text:visited-style-name="Visited_20_Internet_20_Link"><text:span text:style-name="T1">https://thebestvpn.com/what-is-vpn-beginners-guide/</text:span></text:a></text:p>
      <text:p text:style-name="P2"/>
      <text:p text:style-name="P2"><text:span text:style-name="T5">Artikel</text:span> <text:a xlink:type="simple" xlink:href="https://www.newyorker.com/magazine/2015/04/06/born-red" text:style-name="Internet_20_link" text:visited-style-name="Visited_20_Internet_20_Link">https://www.newyorker.com/magazine/2015/04/06/born-red</text:a></text:p>
      <text:p text:style-name="P2"><text:span text:style-name="T5">Rapport </text:span><text:a xlink:type="simple" xlink:href="https://freedomhouse.org/report/freedom-net/2016/syria" text:style-name="Internet_20_link" text:visited-style-name="Visited_20_Internet_20_Link">https://freedomhouse.org/report/freedom-net/2016/syria</text:a></text:p>
      <text:p text:style-name="P2"><text:a xlink:type="simple" xlink:href="https://www.newyorker.com/tech/elements/social-media-hong-kong-protests" text:style-name="Internet_20_link" text:visited-style-name="Visited_20_Internet_20_Link">https://www.newyorker.com/tech/elements/social-media-hong-kong-protests</text:a></text:p>
      <text:p text:style-name="P2"/>
      <text:p text:style-name="P2"/>
      <text:p text:style-name="P4">Frågeställningsindelningar</text:p>
      <text:p text:style-name="P3">Emanuel:</text:p>
      <text:p text:style-name="P3">Varför förbjuds VPNs i vissa länder? </text:p>
      <text:p text:style-name="P3">Vad används en VPN till och utav vilka?</text:p>
      <text:p text:style-name="P3">Adam:</text:p>
      <text:p text:style-name="P3">Hur fungerar en VPN?</text:p>
      <text:p text:style-name="P3"/>
      <text:h text:style-name="P16" text:outline-level="1">Abstrakt</text:h>
      <text:h text:style-name="P17" text:outline-level="1">Introduktion</text:h>
      <text:p text:style-name="P5">VPNs, så kallade Virtuella Privata Nätverk, är idag ett vardagsfenomen i den digitala vardagen. Har du inte själv använt dig av den har du säkert hört talats om den förrut. VPNs kan ha tagits upp i ett flertal sammanhang som t.ex. <text:span text:style-name="T3">att man kopplar upp sig till sitt företags VPN för att arbeta eller använder en VPN för att komma åt ett bredare innehåll på livestreamingtjänster som Netflix. Du kan också ha läst om hur folk använder sig av dem i auktoritära länder som i Kina trots att det är </text:span><text:soft-page-break/><text:span text:style-name="T3">emot lagen. Men vad är en VPN? </text:span><text:s/><text:span text:style-name="T4">Vilka använder en VPN till vad och varför förbjuds dom? Det är dessa frågeställningar vi skall utforska i denna rapport. </text:span></text:p>
      <text:h text:style-name="P17" text:outline-level="1">Syfte <text:span text:style-name="T7">och metod</text:span></text:h>
      <text:p text:style-name="P10"><text:span text:style-name="T8">Syftet och målet med denna rapport är att utrönna hur en VPNs fungerar samt vilka använder dom och till vad. Metodiskt kommer rapporten att referera till utforskande material och presentera deras resultat. </text:span></text:p>
      <text:h text:style-name="P16" text:outline-level="1">Resultat</text:h>
      <text:h text:style-name="Heading_20_2" text:outline-level="2">Hur fungerar en VPN?</text:h>
      <text:h text:style-name="Heading_20_2" text:outline-level="2">Vilka använder en VPN till vad (och varför de förbjuds)?</text:h>
      <text:list xml:id="list4067542088" text:style-name="L1">
        <text:list-item>
          <text:p text:style-name="P8">Journalister, Politiskt förtryck Kina</text:p>
        </text:list-item>
        <text:list-item>
          <text:p text:style-name="P8">innehåll youtube, netflix</text:p>
        </text:list-item>
        <text:list-item>
          <text:p text:style-name="P12">Arbete</text:p>
        </text:list-item>
      </text:list>
      <text:p text:style-name="P13">En av dom vanligaste användningsområden för VPNs bland människor är att kringå så kallad geoblockering. </text:p>
      <text:h text:style-name="P16" text:outline-level="1">Diskussion</text:h>
      <text:h text:style-name="P16" text:outline-level="1">Referens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16T09:46:51.446978562</dc:date>
    <meta:editing-duration>P2DT15H11M40S</meta:editing-duration>
    <meta:editing-cycles>10</meta:editing-cycles>
    <meta:document-statistic meta:table-count="0" meta:image-count="0" meta:object-count="0" meta:page-count="2" meta:paragraph-count="31" meta:word-count="246" meta:character-count="1945" meta:non-whitespace-character-count="1728"/>
  </office:meta>
</office:document-meta>
</file>